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14pt" fo:letter-spacing="normal" fo:language="pt" fo:country="BR" fo:font-style="normal" fo:font-weight="bold"/>
    </style:style>
    <style:style style:name="P3" style:family="paragraph" style:parent-style-name="Horizontal_20_Line">
      <style:paragraph-properties fo:text-align="justify" style:justify-single-word="false" fo:orphans="2" fo:widows="2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8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xerciciosArquivos?action=fullsearch&amp;context=180&amp;value=linkto%3A%22ExerciciosArquivos%22" text:style-name="Internet_20_link" text:visited-style-name="Visited_20_Internet_20_Link"><text:span text:style-name="T1">ExerciciosArquivos</text:span></text:a></text:h>
      <text:section text:style-name="Sect1" text:name="content">
        <text:p text:style-name="P9"><text:bookmark text:name="top"/><text:bookmark text:name="line-1"/><text:span text:style-name="T2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3"/>
        <text:h text:style-name="P2" text:outline-level="2"><text:bookmark text:name="line-3"/><text:bookmark text:name="line-4"/><text:bookmark text:name="Exerc.2BAO0-cios_Com_Arquivos"/>Exercícios Com Arquivos</text:h>
        <text:list xml:id="list545744459" text:style-name="L1">
          <text:list-item>
            <text:p text:style-name="P7"><text:bookmark text:name="line-5"/><text:bookmark text:name="line-6"/>Faça um programa que leia um arquivo texto contendo uma lista de endereços IP e gere um outro arquivo, contendo um relatório dos endereços IP válidos e inválidos.<text:bookmark text:name="line-7"/><text:bookmark text:name="line-8"/></text:p>
            <text:list>
              <text:list-item>
                <text:p text:style-name="P8">O arquivo de entrada possui o seguinte formato:<text:bookmark text:name="line-9"/></text:p>
              </text:list-item>
            </text:list>
            <text:p text:style-name="P4"><text:bookmark text:name="line-10"/><text:bookmark text:name="line-12"/><text:bookmark text:name="line-13"/><text:bookmark text:name="line-14"/><text:bookmark text:name="line-15"/><text:bookmark text:name="line-16"/><text:bookmark text:name="line-17"/><text:bookmark text:name="line-18"/><text:bookmark text:name="line-11"/>200.135.80.9</text:p>
            <text:p text:style-name="P4"><text:bookmark text:name="line-21"/>192.168.1.1</text:p>
            <text:p text:style-name="P4"><text:bookmark text:name="line-31"/>8.35.67.74</text:p>
            <text:p text:style-name="P4"><text:bookmark text:name="line-41"/>257.32.4.5</text:p>
            <text:p text:style-name="P4"><text:bookmark text:name="line-51"/>85.345.1.2</text:p>
            <text:p text:style-name="P4"><text:bookmark text:name="line-61"/>1.2.3.4</text:p>
            <text:p text:style-name="P4"><text:bookmark text:name="line-71"/>9.8.234.5</text:p>
            <text:p text:style-name="P5"><text:bookmark text:name="line-81"/>192.168.0.256</text:p>
            <text:list text:continue-numbering="true">
              <text:list-item>
                <text:p text:style-name="P8"><text:bookmark text:name="line-19"/><text:bookmark text:name="line-20"/>O arquivo de saída possui o seguinte formato:<text:bookmark text:name="line-211"/></text:p>
              </text:list-item>
            </text:list>
            <text:p text:style-name="P4"><text:bookmark text:name="line-22"/><text:bookmark text:name="line-23"/><text:bookmark text:name="line-24"/><text:bookmark text:name="line-25"/><text:bookmark text:name="line-26"/><text:bookmark text:name="line-27"/><text:bookmark text:name="line-28"/><text:bookmark text:name="line-29"/><text:bookmark text:name="line-30"/><text:bookmark text:name="line-311"/><text:bookmark text:name="line-32"/><text:bookmark text:name="line-33"/><text:bookmark text:name="line-1-1"/>[Endereços válidos:]</text:p>
            <text:p text:style-name="P4"><text:bookmark text:name="line-2-1"/>200.135.80.9</text:p>
            <text:p text:style-name="P4"><text:bookmark text:name="line-3-1"/>192.168.1.1</text:p>
            <text:p text:style-name="P4"><text:bookmark text:name="line-4-1"/>8.35.67.74</text:p>
            <text:p text:style-name="P4"><text:bookmark text:name="line-5-1"/>1.2.3.4</text:p>
            <text:p text:style-name="P6"><text:bookmark text:name="line-6-1"/></text:p>
            <text:p text:style-name="P4"><text:bookmark text:name="line-7-1"/>[Endereços inválidos:]</text:p>
            <text:p text:style-name="P4"><text:bookmark text:name="line-8-1"/>257.32.4.5</text:p>
            <text:p text:style-name="P4"><text:bookmark text:name="line-91"/>85.345.1.2</text:p>
            <text:p text:style-name="P4"><text:bookmark text:name="line-101"/>9.8.234.5</text:p>
            <text:p text:style-name="P5"><text:bookmark text:name="line-111"/>192.168.0.256</text:p>
          </text:list-item>
          <text:list-item>
            <text:p text:style-name="P8"><text:bookmark text:name="line-34"/><text:bookmark text:name="line-35"/><text:bookmark text:name="line-36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<text:bookmark text:name="line-37"/><text:bookmark text:name="line-38"/><text:bookmark text:name="line-39"/><text:bookmark text:name="line-40"/><text:bookmark text:name="line-411"/><text:bookmark text:name="line-42"/><text:bookmark text:name="line-43"/><text:bookmark text:name="line-44"/><text:bookmark text:name="line-45"/></text:p>
            <text:p text:style-name="P4"><text:bookmark text:name="line-1-2"/>alexandre <text:s text:c="6"/>456123789</text:p>
            <text:p text:style-name="P4"><text:bookmark text:name="line-2-2"/>anderson <text:s text:c="7"/>1245698456</text:p>
            <text:p text:style-name="P4"><text:bookmark text:name="line-3-2"/>antonio <text:s text:c="8"/>123456456</text:p>
            <text:p text:style-name="P4"><text:bookmark text:name="line-4-2"/>carlos <text:s text:c="9"/>91257581</text:p>
            <text:p text:style-name="P4"><text:bookmark text:name="line-5-2"/>cesar <text:s text:c="10"/>987458</text:p>
            <text:p text:style-name="P5"><text:bookmark text:name="line-6-2"/>rosemary <text:s text:c="7"/>789456125</text:p>
            <text:p text:style-name="P8"><text:bookmark text:name="line-46"/><text:bookmark text:name="line-47"/>Neste arquivo, o nome do usuário possui 15 caracteres. A partir deste arquivo, você deve criar um programa que gere um relatório, chamado "relatório.txt", no seguinte formato:<text:bookmark text:name="line-48"/><text:bookmark text:name="line-49"/><text:bookmark text:name="line-50"/><text:bookmark text:name="line-511"/><text:bookmark text:name="line-52"/><text:bookmark text:name="line-53"/><text:bookmark text:name="line-54"/><text:bookmark text:name="line-55"/><text:bookmark text:name="line-56"/><text:bookmark text:name="line-57"/><text:bookmark text:name="line-58"/><text:bookmark text:name="line-59"/><text:bookmark text:name="line-60"/><text:bookmark text:name="line-611"/><text:bookmark text:name="line-62"/><text:bookmark text:name="line-63"/></text:p>
            <text:p text:style-name="P4"><text:bookmark text:name="line-1-3"/>ACME Inc. <text:s text:c="14"/>Uso do espaço em disco pelos usuários</text:p>
            <text:p text:style-name="P4"><text:bookmark text:name="line-2-3"/>------------------------------------------------------------------------</text:p>
            <text:p text:style-name="P4"><text:bookmark text:name="line-3-3"/>Nr. <text:s/>Usuário <text:s text:c="7"/>Espaço utilizado <text:s text:c="4"/>% do uso</text:p>
            <text:p text:style-name="P6"><text:bookmark text:name="line-4-3"/></text:p>
            <text:p text:style-name="P4"><text:bookmark text:name="line-5-3"/>1 <text:s text:c="3"/>alexandre <text:s text:c="6"/>434,99 MB <text:s text:c="12"/>16,85%</text:p>
            <text:p text:style-name="P4"><text:bookmark text:name="line-6-3"/>2 <text:s text:c="3"/>anderson <text:s text:c="6"/>1187,99 MB <text:s text:c="12"/>46,02%</text:p>
            <text:p text:style-name="P4"><text:bookmark text:name="line-7-2"/>3 <text:s text:c="3"/>antonio <text:s text:c="8"/>117,73 MB <text:s text:c="13"/>4,56%</text:p>
            <text:p text:style-name="P4"><text:bookmark text:name="line-8-2"/>4 <text:s text:c="3"/>carlos <text:s text:c="10"/>87,03 MB <text:s text:c="13"/>3,37%</text:p>
            <text:p text:style-name="P4"><text:bookmark text:name="line-9-1"/>5 <text:s text:c="3"/>cesar <text:s text:c="12"/>0,94 MB <text:s text:c="13"/>0,04%</text:p>
            <text:p text:style-name="P4"><text:bookmark text:name="line-10-1"/>6 <text:s text:c="3"/>rosemary <text:s text:c="7"/>752,88 MB <text:s text:c="12"/>29,16%</text:p>
            <text:p text:style-name="P6"><text:bookmark text:name="line-11-1"/></text:p>
            <text:p text:style-name="P4"><text:bookmark text:name="line-121"/>Espaço total ocupado: 2581,57 MB</text:p>
            <text:p text:style-name="P5"><text:bookmark text:name="line-131"/>Espaço médio ocupado: 430,26 MB</text:p>
            <text:p text:style-name="P8"><text:bookmark text:name="line-64"/><text:bookmark text:name="line-65"/><text:soft-page-break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62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5:35.134472060</meta:creation-date>
    <dc:date>2024-05-30T17:36:10.124898218</dc:date>
    <meta:editing-duration>PT35S</meta:editing-duration>
    <meta:editing-cycles>1</meta:editing-cycles>
    <meta:document-statistic meta:table-count="0" meta:image-count="0" meta:object-count="0" meta:page-count="2" meta:paragraph-count="44" meta:word-count="304" meta:character-count="2213" meta:non-whitespace-character-count="1742"/>
    <meta:generator>LibreOffice/7.3.7.2$Linux_X86_64 LibreOffice_project/30$Build-2</meta:generator>
  </office:meta>
</office:document-meta>
</file>